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090000034B00000A81E12A268A2D325D8D.svm" manifest:media-type="image/x-svm"/>
  <manifest:file-entry manifest:full-path="Pictures/10000200000000BD0000002E55D6995CBCE0C1AC.png" manifest:media-type="image/png"/>
  <manifest:file-entry manifest:full-path="Pictures/10000201000000F400000065DF914EA2BCD87E3B.png" manifest:media-type="image/png"/>
  <manifest:file-entry manifest:full-path="Pictures/10000000000005DC00000465098D113F3BC7AB66.jpg" manifest:media-type="image/jpeg"/>
  <manifest:file-entry manifest:full-path="Pictures/1000020000000211000000034E75C50609767077.png" manifest:media-type="image/png"/>
  <manifest:file-entry manifest:full-path="Pictures/1000000000000228000001E4EDF5844A01D053B6.png" manifest:media-type="image/png"/>
  <manifest:file-entry manifest:full-path="Pictures/2000000C000036B00000004DF21375D195FF2E5D.svm" manifest:media-type="image/x-svm"/>
  <manifest:file-entry manifest:full-path="Pictures/100002000000002000000066A8A7A12B0AB89247.png" manifest:media-type="image/png"/>
  <manifest:file-entry manifest:full-path="Pictures/10000200000001CD00000003AC1A026A385DA02F.png" manifest:media-type="image/png"/>
  <manifest:file-entry manifest:full-path="Pictures/10000000000005DC0000046503A3F12E95B6C7D7.jpg" manifest:media-type="image/jpeg"/>
  <manifest:file-entry manifest:full-path="Pictures/2000000C00002FA90000004D7C79432585F84F8F.svm" manifest:media-type="image/x-svm"/>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Times New Roman2" svg:font-family="'Times New Roman'"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DejaVu Sans" svg:font-family="'DejaVu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fo:min-height="3.18cm"/>
    </style:style>
    <style:style style:name="pr4" style:family="presentation" style:parent-style-name="Origami_20_-_20_Page-subtitle">
      <style:graphic-properties draw:textarea-vertical-align="middle" fo:min-height="14.176cm"/>
    </style:style>
    <style:style style:name="pr5" style:family="presentation" style:parent-style-name="Origami_20_-_20_Page-notes">
      <style:graphic-properties draw:stroke="none" draw:fill="none" draw:fill-color="#bbe0e3" draw:auto-grow-height="true" fo:min-height="11.429cm" draw:shadow-color="#808080"/>
    </style:style>
    <style:style style:name="pr6" style:family="presentation" style:parent-style-name="Origami_20_-_20_Page-outline1">
      <style:graphic-properties draw:auto-grow-height="true" fo:min-height="11.5cm"/>
    </style:style>
    <style:style style:name="pr7" style:family="presentation" style:parent-style-name="Origami_20_-_20_Page-notes">
      <style:graphic-properties draw:fill-color="#ffffff" fo:min-height="11.429cm"/>
    </style:style>
    <style:style style:name="pr8" style:family="presentation" style:parent-style-name="Origami_20_-_20_Page-title">
      <style:graphic-properties draw:auto-grow-height="true" fo:min-height="3.18cm"/>
    </style:style>
    <style:style style:name="P1" style:family="paragraph">
      <style:text-properties style:font-name="Arial1" fo:font-size="40pt" style:font-size-asian="40pt" style:font-size-complex="40pt"/>
    </style:style>
    <style:style style:name="P2" style:family="paragraph">
      <loext:graphic-properties draw:fill-color="#ffffff"/>
    </style:style>
    <style:style style:name="P3" style:family="paragraph">
      <style:paragraph-properties fo:text-align="center"/>
      <style:text-properties style:font-name="Arial1" fo:font-size="40pt" style:font-size-asian="40pt" style:font-size-complex="40pt"/>
    </style:style>
    <style:style style:name="P4" style:family="paragraph">
      <style:paragraph-properties fo:text-align="center"/>
      <style:text-properties style:font-name="Arial1"/>
    </style:style>
    <style:style style:name="P5" style:family="paragraph">
      <style:text-properties style:font-name="Arial1"/>
    </style:style>
    <style:style style:name="P6" style:family="paragraph">
      <loext:graphic-properties draw:fill="none" draw:fill-color="#bbe0e3"/>
      <style:text-properties fo:font-size="12pt"/>
    </style:style>
    <style:style style:name="T1" style:family="text">
      <style:text-properties style:font-name="Arial1" fo:font-size="40pt" fo:language="fr" fo:country="FR" style:font-size-asian="40pt" style:font-size-complex="40pt"/>
    </style:style>
    <style:style style:name="T2" style:family="text">
      <style:text-properties style:font-name="Arial1" fo:font-size="40pt" style:font-size-asian="40pt" style:font-size-complex="40pt"/>
    </style:style>
    <style:style style:name="T3" style:family="text">
      <style:text-properties style:font-name="Arial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 text:style-name="P1"><text:span text:style-name="T1">Revue de Projet N°1</text:span></text:p>
          </draw:text-box>
        </draw:frame>
        <presentation:notes draw:style-name="dp2">
          <draw:page-thumbnail draw:style-name="gr1" draw:layer="layout" svg:width="0.001cm" svg:height="0.001cm" svg:x="0cm" svg:y="1.93cm" draw:page-number="1" presentation:class="page"/>
          <draw:frame presentation:style-name="pr2" draw:text-style-name="P2"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1" draw:layer="layout" svg:width="12.129cm" svg:height="3.18cm" svg:x="12cm" svg:y="0.89cm" presentation:class="title" presentation:user-transformed="true">
          <draw:text-box>
            <text:p text:style-name="P3"><text:span text:style-name="T2">Sommaire :</text:span></text:p>
          </draw:text-box>
        </draw:frame>
        <draw:frame presentation:style-name="pr4" draw:text-style-name="P5" draw:layer="layout" svg:width="14.129cm" svg:height="14.176cm" svg:x="10cm" svg:y="4.324cm" presentation:class="subtitle" presentation:user-transformed="true">
          <draw:text-box>
            <text:list text:style-name="L2">
              <text:list-item>
                <text:p text:style-name="P4"><text:span text:style-name="T3"><text:s/></text:span><text:span text:style-name="T3">La MDL et leurs besoins</text:span><text:span text:style-name="T3"><text:line-break/></text:span><text:span text:style-name="T3"/></text:p>
              </text:list-item>
              <text:list-item>
                <text:p text:style-name="P4"><text:span text:style-name="T3">Diagrammes SYSML</text:span></text:p>
                <text:list>
                  <text:list-item>
                    <text:p text:style-name="P4"><text:span text:style-name="T3">Cas d’utilisation du projet</text:span></text:p>
                  </text:list-item>
                  <text:list-item>
                    <text:p text:style-name="P4"><text:span text:style-name="T3">Cas d’utilisation</text:span><text:span text:style-name="T3"><text:line-break/></text:span><text:span text:style-name="T3">- Lire la carte de contrôle d’accès</text:span></text:p>
                  </text:list-item>
                  <text:list-item>
                    <text:p text:style-name="P4"><text:span text:style-name="T3">Cas d’utilisation</text:span><text:span text:style-name="T3"><text:line-break/></text:span><text:span text:style-name="T3">- Prendre une photo</text:span><text:span text:style-name="T3"><text:line-break/></text:span><text:span text:style-name="T3"/></text:p>
                  </text:list-item>
                </text:list>
              </text:list-item>
              <text:list-item>
                <text:p text:style-name="P4"><text:span text:style-name="T3">Planification</text:span></text:p>
                <text:p text:style-name="P5"><text:span text:style-name="T3"/></text:p>
              </text:list-item>
            </text:list>
          </draw:text-box>
        </draw:frame>
        <presentation:notes draw:style-name="dp4">
          <draw:page-thumbnail draw:style-name="gr1" draw:layer="layout" svg:width="12.699cm" svg:height="9.524cm" svg:x="3.175cm" svg:y="1.93cm" draw:page-number="2" presentation:class="page"/>
          <draw:frame presentation:style-name="pr5" draw:text-style-name="P6"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1T1" presentation:use-date-time-name="dtd1">
        <office:forms form:automatic-focus="false" form:apply-design-mode="false"/>
        <draw:frame presentation:style-name="pr3" draw:layer="layout" svg:width="12.129cm" svg:height="3.18cm" svg:x="12cm" svg:y="0.76cm" presentation:class="title" presentation:user-transformed="true">
          <draw:text-box>
            <text:p>I. La MDL et leurs besoins</text:p>
          </draw:text-box>
        </draw:frame>
        <draw:frame presentation:style-name="pr6" draw:layer="layout" svg:width="14.129cm" svg:height="11.5cm" svg:x="10cm" svg:y="5.5cm" presentation:class="outline" presentation:placeholder="true">
          <draw:text-box/>
        </draw:frame>
        <presentation:notes draw:style-name="dp4">
          <draw:page-thumbnail draw:style-name="gr1" draw:layer="layout" svg:width="12.699cm" svg:height="9.524cm" svg:x="3.175cm" svg:y="1.93cm" draw:page-number="3" presentation:class="page"/>
          <draw:frame presentation:style-name="pr7" draw:text-style-name="P2"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1T1" presentation:use-date-time-name="dtd1">
        <office:forms form:automatic-focus="false" form:apply-design-mode="false"/>
        <draw:frame presentation:style-name="pr8" draw:layer="layout" svg:width="12.129cm" svg:height="3.18cm" svg:x="12cm" svg:y="0.76cm" presentation:class="title" presentation:placeholder="true">
          <draw:text-box/>
        </draw:frame>
        <draw:frame presentation:style-name="pr6" draw:layer="layout" svg:width="14.129cm" svg:height="11.5cm" svg:x="10cm" svg:y="5.5cm" presentation:class="outline" presentation:placeholder="true">
          <draw:text-box/>
        </draw:frame>
        <presentation:notes draw:style-name="dp4">
          <draw:page-thumbnail draw:style-name="gr1" draw:layer="layout" svg:width="12.699cm" svg:height="9.524cm" svg:x="3.175cm" svg:y="1.93cm" draw:page-number="4" presentation:class="page"/>
          <draw:frame presentation:style-name="pr7" draw:text-style-name="P2"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8" draw:layer="layout" svg:width="12.129cm" svg:height="3.18cm" svg:x="12cm" svg:y="0.76cm" presentation:class="title" presentation:placeholder="true">
          <draw:text-box/>
        </draw:frame>
        <draw:frame presentation:style-name="pr6" draw:layer="layout" svg:width="14.129cm" svg:height="11.5cm" svg:x="10cm" svg:y="5.5cm" presentation:class="outline" presentation:placeholder="true">
          <draw:text-box/>
        </draw:frame>
        <presentation:notes draw:style-name="dp4">
          <draw:page-thumbnail draw:style-name="gr1" draw:layer="layout" svg:width="12.699cm" svg:height="9.524cm" svg:x="3.175cm" svg:y="1.93cm" draw:page-number="5" presentation:class="page"/>
          <draw:frame presentation:style-name="pr7" draw:text-style-name="P2"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date-time-name="dtd1">
        <office:forms form:automatic-focus="false" form:apply-design-mode="false"/>
        <draw:frame presentation:style-name="pr8" draw:layer="layout" svg:width="12.129cm" svg:height="3.18cm" svg:x="12cm" svg:y="0.76cm" presentation:class="title" presentation:placeholder="true">
          <draw:text-box/>
        </draw:frame>
        <draw:frame presentation:style-name="pr6" draw:layer="layout" svg:width="14.129cm" svg:height="11.5cm" svg:x="10cm" svg:y="5.5cm" presentation:class="outline" presentation:placeholder="true">
          <draw:text-box/>
        </draw:frame>
        <presentation:notes draw:style-name="dp4">
          <draw:page-thumbnail draw:style-name="gr1" draw:layer="layout" svg:width="12.699cm" svg:height="9.524cm" svg:x="3.175cm" svg:y="1.93cm" draw:page-number="6" presentation:class="page"/>
          <draw:frame presentation:style-name="pr7" draw:text-style-name="P2"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date-time-name="dtd1">
        <office:forms form:automatic-focus="false" form:apply-design-mode="false"/>
        <draw:frame presentation:style-name="pr8" draw:layer="layout" svg:width="12.129cm" svg:height="3.18cm" svg:x="12cm" svg:y="0.76cm" presentation:class="title" presentation:placeholder="true">
          <draw:text-box/>
        </draw:frame>
        <draw:frame presentation:style-name="pr6" draw:layer="layout" svg:width="14.129cm" svg:height="11.5cm" svg:x="10cm" svg:y="5.5cm" presentation:class="outline" presentation:placeholder="true">
          <draw:text-box/>
        </draw:frame>
        <presentation:notes draw:style-name="dp4">
          <draw:page-thumbnail draw:style-name="gr1" draw:layer="layout" svg:width="12.699cm" svg:height="9.524cm" svg:x="3.175cm" svg:y="1.93cm" draw:page-number="7" presentation:class="page"/>
          <draw:frame presentation:style-name="pr7" draw:text-style-name="P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Times New Roman2" svg:font-family="'Times New Roman'"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DejaVu Sans" svg:font-family="'DejaVu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draw:fill="none">
        <text:list-style style:name="Origami_20_-_20_Page-outline1" style:display-name="Origami -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color="#00204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top="0cm" fo:margin-bottom="0.4cm" fo:text-align="end"/>
      <style:text-properties fo:color="#00204f" style:font-name="Arial1" fo:font-family="Arial" style:font-family-generic="swiss" style:font-pitch="variable"/>
    </style:style>
    <style:style style:name="Origami_20_-_20_Page-outline3" style:display-name="Origami - Page-outline3" style:family="presentation" style:parent-style-name="Origami_20_-_20_Page-outline2">
      <style:paragraph-properties fo:margin-top="0cm" fo:margin-bottom="0.3cm" fo:text-align="end"/>
      <style:text-properties fo:color="#00204f" style:font-name="Arial1" fo:font-family="Arial" style:font-family-generic="swiss" style:font-pitch="variable"/>
    </style:style>
    <style:style style:name="Origami_20_-_20_Page-outline4" style:display-name="Origami - Page-outline4" style:family="presentation" style:parent-style-name="Origami_20_-_20_Page-outline3">
      <style:paragraph-properties fo:margin-top="0cm" fo:margin-bottom="0.2cm" fo:text-align="end"/>
      <style:text-properties fo:color="#00204f" style:font-name="Arial1" fo:font-family="Arial" style:font-family-generic="swiss" style:font-pitch="variable"/>
    </style:style>
    <style:style style:name="Origami_20_-_20_Page-outline5" style:display-name="Origami - Page-outline5" style:family="presentation" style:parent-style-name="Origami_20_-_20_Page-outline4">
      <style:paragraph-properties fo:margin-top="0cm" fo:margin-bottom="0.1cm" fo:text-align="end"/>
      <style:text-properties fo:color="#00204f" style:font-name="Arial1" fo:font-family="Arial" style:font-family-generic="swiss" style:font-pitch="variable"/>
    </style:style>
    <style:style style:name="Origami_20_-_20_Page-outline6" style:display-name="Origami - Page-outline6" style:family="presentation" style:parent-style-name="Origami_20_-_20_Page-outline5">
      <style:paragraph-properties fo:margin-top="0cm" fo:margin-bottom="0.1cm" fo:text-align="end"/>
      <style:text-properties fo:color="#00204f" style:font-name="Arial1" fo:font-family="Arial" style:font-family-generic="swiss" style:font-pitch="variable"/>
    </style:style>
    <style:style style:name="Origami_20_-_20_Page-outline7" style:display-name="Origami - Page-outline7" style:family="presentation" style:parent-style-name="Origami_20_-_20_Page-outline6">
      <style:paragraph-properties fo:margin-top="0cm" fo:margin-bottom="0.1cm" fo:text-align="end"/>
      <style:text-properties fo:color="#00204f" style:font-name="Arial1" fo:font-family="Arial" style:font-family-generic="swiss"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4"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898989" style:font-name="Arial1" fo:font-size="14pt" style:font-size-asian="12pt" style:font-size-complex="12pt"/>
    </style:style>
    <style:style style:name="MP13" style:family="paragraph">
      <loext:graphic-properties draw:fill="none" draw:fill-color="#ffffff"/>
      <style:paragraph-properties fo:text-align="end"/>
      <style:text-properties fo:color="#898989" style:font-name="Arial1" fo:font-size="14pt" style:font-size-asian="12pt" style:font-size-complex="12pt"/>
    </style:style>
    <style:style style:name="MP14" style:family="paragraph">
      <style:paragraph-properties fo:text-align="end"/>
      <style:text-properties style:font-name="Arial1" fo:font-size="14pt" style:font-size-asian="14pt" style:font-size-complex="14pt"/>
    </style:style>
    <style:style style:name="MP15" style:family="paragraph">
      <loext:graphic-properties draw:fill="none" draw:fill-color="#ffffff"/>
      <style:paragraph-properties fo:text-align="end"/>
      <style:text-properties style:font-name="Arial1"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898989"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fo:color="#009999" style:font-name="Arial1" fo:font-size="10pt" style:font-size-asian="10pt" style:font-size-complex="10pt"/>
    </style:style>
    <style:style style:name="MT11" style:family="text">
      <style:text-properties style:font-name="Arial1" fo:font-size="10pt" style:font-size-asian="10pt" style:font-size-complex="10pt"/>
    </style:style>
    <style:style style:name="MT12" style:family="text">
      <style:text-properties fo:color="#4e2169" style:font-name="Arial1" fo:font-size="18pt" fo:language="en" fo:country="GB" fo:font-weight="bold" style:font-weight-asian="bold" style:font-weight-complex="bold"/>
    </style:style>
    <style:style style:name="MT13" style:family="text">
      <style:text-properties fo:color="#ad5b84" style:font-name="Arial1" fo:font-size="18pt" fo:language="en" fo:country="GB" fo:font-weight="bold" style:font-weight-asian="bold" style:font-weight-complex="bold"/>
    </style:style>
    <style:style style:name="MT14" style:family="text">
      <style:text-properties fo:color="#4e2169" style:font-name="Arial1" fo:font-size="28pt" fo:language="en" fo:country="US" fo:font-weight="bold" style:font-size-asian="28pt" style:font-weight-asian="bold" style:font-size-complex="28pt" style:font-weight-complex="bold"/>
    </style:style>
    <style:style style:name="MT15"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9"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4"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5"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6"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8"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office:forms form:automatic-focus="false" form:apply-design-mode="false"/>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9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9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46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3" draw:layer="backgroundobjects" svg:width="6.628cm" svg:height="1.313cm" svg:x="17.5cm" svg:y="17.5cm" presentation:class="page-number">
        <draw:text-box>
          <text:p text:style-name="MP12"><text:span text:style-name="MT7"><text:page-number>&lt;numéro&gt;</text:page-number></text:span><text:span text:style-name="MT7">/</text:span><text:span text:style-name="MT7"><text:page-count>7</text:page-count></text:span></text:p>
        </draw:text-box>
      </draw:frame>
      <presentation:notes style:page-layout-name="PM2">
        <office:forms form:automatic-focus="false" form:apply-design-mode="false"/>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office:forms form:automatic-focus="false" form:apply-design-mode="false"/>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6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9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46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office:forms form:automatic-focus="false" form:apply-design-mode="false"/>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9"><text:span text:style-name="MT9"><presentation:date-time/></text:span></text:p>
        </draw:text-box>
      </draw:frame>
      <draw:frame presentation:style-name="Mpr15" draw:text-style-name="MP10" draw:layer="backgroundobjects" svg:width="8.05cm" svg:height="1.313cm" svg:x="8.686cm" svg:y="17.354cm" presentation:class="footer">
        <draw:text-box>
          <text:p text:style-name="MP9"><text:span text:style-name="MT1"><presentation:footer/></text:span></text:p>
        </draw:text-box>
      </draw:frame>
      <draw:frame presentation:style-name="Mpr15" draw:text-style-name="MP15" draw:layer="backgroundobjects" svg:width="5.917cm" svg:height="1.313cm" svg:x="18.211cm" svg:y="17.354cm" presentation:class="page-number">
        <draw:text-box>
          <text:p text:style-name="MP14"><text:span text:style-name="MT1"><text:page-number>&lt;numéro&gt;</text:page-number></text:span><text:span text:style-name="MT1">/</text:span><text:span text:style-name="MT1"><text:page-count>7</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office:forms form:automatic-focus="false" form:apply-design-mode="false"/>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office:forms form:automatic-focus="false" form:apply-design-mode="false"/>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0"><text:a xlink:href="http://creativecommons.org/licenses/by-nd/3.0/" xlink:type="simple">http://creativecommons.org/licenses/by-nd/3.0/</text:a></text:span><text:span text:style-name="MT11"><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2">You can use this </text:span><text:span text:style-name="MT13">OpenOffice Impress</text:span><text:span text:style-name="MT12"> template for </text:span></text:p>
            <text:p text:style-name="MP19"><text:span text:style-name="MT12">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4">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5.155cm" svg:x="0.833cm" svg:y="10.124cm">
        <text:p text:style-name="MP23"><text:span text:style-name="MT15">The copyright statement we require you to include when you use our material is:</text:span></text:p>
        <text:p text:style-name="MP23"><text:span text:style-name="MT16"><text:line-break/></text:span><text:span text:style-name="MT17">©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4" draw:layer="backgroundobjects" svg:width="5.916cm" svg:height="1.52cm" svg:x="1.224cm" svg:y="17.104cm">
        <text:p text:style-name="MP23"><text:span text:style-name="MT18"><text:a xlink:href="http://www.showeet.com/" xlink:type="simple">http://</text:a></text:span><text:span text:style-name="MT18"><text:a xlink:href="http://www.showeet.com/" xlink:type="simple">www.showeet.com</text:a></text:span></text:p>
        <text:p text:style-name="MP23"><text:span text:style-name="MT18"/></text:p>
        <text:p text:style-name="MP23"><text:span text:style-name="MT18">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5.89cm" svg:x="11.099cm" svg:y="4.023cm">
        <text:p text:style-name="MP23"><text:span text:style-name="MT19">With the use of this free </text:span><text:span text:style-name="MT20">template </text:span><text:span text:style-name="MT19">you accept the following use and license conditions.</text:span></text:p>
        <text:p text:style-name="MP25"><text:span text:style-name="MT18"/></text:p>
        <text:p text:style-name="MP25"><text:span text:style-name="MT21">You</text:span><text:span text:style-name="MT22"> are </text:span><text:span text:style-name="MT21">free</text:span><text:span text:style-name="MT22">:</text:span></text:p>
        <text:p text:style-name="MP25"><text:span text:style-name="MT23"/></text:p>
        <text:p text:style-name="MP25"><text:span text:style-name="MT24">To Share</text:span><text:span text:style-name="MT21"> — to copy, distribute and transmit the work</text:span></text:p>
        <text:p text:style-name="MP25"><text:span text:style-name="MT21">Under the following conditions:</text:span></text:p>
        <text:p text:style-name="MP25"><text:span text:style-name="MT23"/></text:p>
        <text:p text:style-name="MP25"><text:span text:style-name="MT24">Attribution</text:span><text:span text:style-name="MT21"> — You must attribute the work in the manner specified by the author or licensor (but not in any way that suggests that they endorse you or your use of the work).</text:span></text:p>
        <text:p text:style-name="MP25"><text:span text:style-name="MT24">No Derivative Works</text:span><text:span text:style-name="MT21"> — You may not alter, transform, or build upon this work.</text:span></text:p>
        <text:p text:style-name="MP25"><text:span text:style-name="MT25"/></text:p>
        <text:p text:style-name="MP25"><text:span text:style-name="MT26">For any <text:s/>distribution, you must make clear to others the license terms of this work. The best way to do this is with a link to this web page: </text:span><text:span text:style-name="MT26"><text:a xlink:href="http://www.showeet.com/terms-of-use/" xlink:type="simple">http://www.showeet.com/terms-of-use/</text:a></text:span><text:span text:style-name="MT26"><text:s/></text:span><text:span text:style-name="MT26"><text:line-break/></text:span><text:span text:style-name="MT26"><text:line-break/></text:span><text:span text:style-name="MT26">Any of the conditions can be waived if you get permission from showeet.com</text:span></text:p>
        <text:p text:style-name="MP25"><text:span text:style-name="MT26">In no event shall </text:span><text:span text:style-name="MT27">Showeet.com</text:span><text:span text:style-name="MT26">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8"><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8"><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8"><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8"><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1H13M32S</meta:editing-duration>
    <meta:editing-cycles>8</meta:editing-cycles>
    <dc:title>Origami</dc:title>
    <meta:creation-date>2012-08-31T17:24:26.06</meta:creation-date>
    <dc:description>Free template released by Showeet.com</dc:description>
    <dc:date>2020-01-23T16:50:28.201225633</dc:date>
    <meta:document-statistic meta:object-count="134"/>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